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F55000003C3D3AA7893DEFC839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ns42:value-type="string" table:number-columns-spanned="3" table:number-rows-spanned="2">
            <text:p>Invoice #3353</text:p>
          </table:table-cell>
          <table:covered-table-cell table:number-columns-repeated="2"/>
          <table:table-cell table:style-name="ce15" office:value-type="string" ns42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ns42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720" ns42:value-type="currency" table:number-columns-spanned="2" table:number-rows-spanned="2">
            <text:p>$72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ns42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ns42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ns42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ns42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ns42:value-type="string">
            <text:p>Terms</text:p>
          </table:table-cell>
          <table:table-cell table:style-name="ce14"/>
          <table:table-cell table:style-name="ce19"/>
          <table:table-cell table:style-name="ce19" office:value-type="string" ns42:value-type="string">
            <text:p>Invoice Date</text:p>
          </table:table-cell>
          <table:table-cell table:style-name="ce19" office:value-type="string" ns42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ns42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ns42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4-01" ns42:value-type="date">
            <text:p>04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ns42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ns42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ns42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ns42:value-type="string">
            <text:p>Date</text:p>
          </table:table-cell>
          <table:table-cell table:style-name="ce18" office:value-type="string" ns42:value-type="string">
            <text:p>Service</text:p>
          </table:table-cell>
          <table:table-cell table:style-name="ce32" office:value-type="string" ns42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ns42:value-type="string">
            <text:p>Rate</text:p>
          </table:table-cell>
          <table:table-cell table:style-name="ce18" office:value-type="string" ns42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02" ns42:value-type="date">
            <text:p>03/02/26</text:p>
          </table:table-cell>
          <table:table-cell table:style-name="ce24" office:value-type="string" ns42:value-type="string">
            <text:p>Cleaning</text:p>
          </table:table-cell>
          <table:table-cell table:style-name="ce33" office:value-type="string" ns42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40" ns42:value-type="currency">
            <text:p>$40.00</text:p>
          </table:table-cell>
          <table:table-cell table:style-name="ce41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ns42:value-type="string">
            <text:p>03/04, 03/06</text:p>
          </table:table-cell>
          <table:table-cell table:style-name="ce29" office:value-type="string" ns42:value-type="string">
            <text:p>Cleaning</text:p>
          </table:table-cell>
          <table:table-cell table:style-name="ce45" office:value-type="string" ns42:value-type="string" table:number-columns-spanned="5" table:number-rows-spanned="1">
            <text:p>Wednesday and Friday cleaning for 1 hour </text:p>
          </table:table-cell>
          <table:covered-table-cell table:number-columns-repeated="4" table:style-name="ce45"/>
          <table:table-cell table:style-name="ce49" office:value-type="currency" office:currency="USD" office:value="40" ns42:value-type="currency">
            <text:p>$40.00</text:p>
          </table:table-cell>
          <table:table-cell table:style-name="ce42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09" ns42:value-type="date">
            <text:p>03/09/26</text:p>
          </table:table-cell>
          <table:table-cell table:style-name="ce24" office:value-type="string" ns42:value-type="string">
            <text:p>Cleaning</text:p>
          </table:table-cell>
          <table:table-cell table:style-name="ce33" office:value-type="string" ns42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40" ns42:value-type="currency">
            <text:p>$40.00</text:p>
          </table:table-cell>
          <table:table-cell table:style-name="ce41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ns42:value-type="string">
            <text:p>03/11, 03/13</text:p>
          </table:table-cell>
          <table:table-cell table:style-name="ce29" office:value-type="string" ns42:value-type="string">
            <text:p>Cleaning</text:p>
          </table:table-cell>
          <table:table-cell table:style-name="ce31" office:value-type="string" ns42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49" office:value-type="currency" office:currency="USD" office:value="40" ns42:value-type="currency">
            <text:p>$40.00</text:p>
          </table:table-cell>
          <table:table-cell table:style-name="ce42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16" ns42:value-type="date">
            <text:p>03/16/26</text:p>
          </table:table-cell>
          <table:table-cell table:style-name="ce24" office:value-type="string" ns42:value-type="string">
            <text:p>Cleaning</text:p>
          </table:table-cell>
          <table:table-cell table:style-name="ce33" office:value-type="string" ns42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40" ns42:value-type="currency">
            <text:p>$40.00</text:p>
          </table:table-cell>
          <table:table-cell table:style-name="ce41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ns42:value-type="string">
            <text:p>03/18, 03/20</text:p>
          </table:table-cell>
          <table:table-cell table:style-name="ce29" office:value-type="string" ns42:value-type="string">
            <text:p>Cleaning</text:p>
          </table:table-cell>
          <table:table-cell table:style-name="ce31" office:value-type="string" ns42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49" office:value-type="currency" office:currency="USD" office:value="40" ns42:value-type="currency">
            <text:p>$40.00</text:p>
          </table:table-cell>
          <table:table-cell table:style-name="ce42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23" ns42:value-type="date">
            <text:p>03/23/26</text:p>
          </table:table-cell>
          <table:table-cell table:style-name="ce24" office:value-type="string" ns42:value-type="string">
            <text:p>Cleaning</text:p>
          </table:table-cell>
          <table:table-cell table:style-name="ce33" office:value-type="string" ns42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40" ns42:value-type="currency">
            <text:p>$40.00</text:p>
          </table:table-cell>
          <table:table-cell table:style-name="ce41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ns42:value-type="string">
            <text:p>03/25, 03/27</text:p>
          </table:table-cell>
          <table:table-cell table:style-name="ce29" office:value-type="string" ns42:value-type="string">
            <text:p>Cleaning</text:p>
          </table:table-cell>
          <table:table-cell table:style-name="ce31" office:value-type="string" ns42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50" office:value-type="currency" office:currency="USD" office:value="40" ns42:value-type="currency">
            <text:p>$40.00</text:p>
          </table:table-cell>
          <table:table-cell table:style-name="ce42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3-30" ns42:value-type="date">
            <text:p>03/30/26</text:p>
          </table:table-cell>
          <table:table-cell table:style-name="ce24" office:value-type="string" ns42:value-type="string">
            <text:p>Cleaning</text:p>
          </table:table-cell>
          <table:table-cell table:style-name="ce33" office:value-type="string" ns42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40" ns42:value-type="currency">
            <text:p>$40.00</text:p>
          </table:table-cell>
          <table:table-cell table:style-name="ce41" office:value-type="currency" office:currency="USD" office:value="80" ns42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1"/>
          <table:table-cell table:style-name="ce25"/>
          <table:table-cell table:style-name="ce31" table:number-columns-spanned="5" table:number-rows-spanned="1"/>
          <table:covered-table-cell table:number-columns-repeated="4" table:style-name="ce31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3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ns42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ns42:value-type="string">
            <text:p>Total</text:p>
          </table:table-cell>
          <table:table-cell table:style-name="ce43" table:formula="of:=SUM([.I15:.I25])" office:value-type="currency" office:currency="USD" office:value="720" ns42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ns42:value-type="string">
            <text:p>Balance Due</text:p>
          </table:table-cell>
          <table:table-cell table:style-name="ce44" table:formula="of:=SUM([.I16:.I26])" office:value-type="currency" office:currency="USD" office:value="720" ns42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creation-date>2020-02-15T09:04:52.227000000</meta:creation-date>
    <dc:date>2026-03-21T16:33:41.129421408</dc:date>
    <meta:editing-duration>PT4H21M29S</meta:editing-duration>
    <meta:editing-cycles>61</meta:editing-cycles>
    <meta:document-statistic meta:table-count="1" meta:cell-count="73" meta:object-count="1"/>
    <meta:generator>ODFPY/1.4.2</meta:generator>
  </office:meta>
</office:document-meta>
</file>